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5.07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4.6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 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access:dog="no"</text:p>
          </table:table-cell>
          <table:table-cell office:value-type="string" calcext:value-type="string">
            <text:p>smoking="no"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cafe 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cuisine-&gt;coffee_shop 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building-&gt;yes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addr:* <text:s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landuse-&gt;residential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amenity-&gt;restaurant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shop-&gt;clothes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shop-&gt;florist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cuisine-&gt;tha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amenity-&gt;pub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Data 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cellphone="no"</text:p>
          </table:table-cell>
          <table:table-cell office:value-type="string" calcext:value-type="string">
            <text:p>access:dog="no"</text:p>
          </table:table-cell>
          <table:table-cell office:value-type="string" calcext:value-type="string">
            <text:p>food="no"</text:p>
          </table:table-cell>
          <table:table-cell office:value-type="string" calcext:value-type="string">
            <text:p>smoking="no"</text:p>
          </table:table-cell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r:* <text:s/></text:p>
          </table:table-cell>
          <table:table-cell office:value-type="string" calcext:value-type="string">
            <text:p>leisure-&gt;park</text:p>
          </table:table-cell>
          <table:table-cell office:value-type="string" calcext:value-type="string">
            <text:p>building-&gt;offi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library </text:p>
          </table:table-cell>
          <table:table-cell office:value-type="string" calcext:value-type="string">
            <text:p>amenity-&gt;fast_food</text:p>
          </table:table-cell>
          <table:table-cell office:value-type="string" calcext:value-type="string">
            <text:p>name-&gt;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itage:*</text:p>
          </table:table-cell>
          <table:table-cell office:value-type="string" calcext:value-type="string">
            <text:p>landuse-&gt;residenti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oking-&gt;no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Data 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ing-&gt;dormatory</text:p>
          </table:table-cell>
          <table:table-cell office:value-type="string" calcext:value-type="string">
            <text:p>amenity-&gt;shelter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residential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kot</text:p>
          </table:table-cell>
          <table:table-cell office:value-type="string" calcext:value-type="string">
            <text:p>landuse-&gt;farmyar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helter_type-&gt;public_transpor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nduse-&gt;gras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fast_food</text:p>
          </table:table-cell>
          <table:table-cell office:value-type="string" calcext:value-type="string">
            <text:p>area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bicycle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r:* <text:s/></text:p>
          </table:table-cell>
          <table:table-cell office:value-type="string" calcext:value-type="string">
            <text:p>foot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restaurant</text:p>
          </table:table-cell>
          <table:table-cell office:value-type="string" calcext:value-type="string">
            <text:p>highway-&gt;pa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pub</text:p>
          </table:table-cell>
          <table:table-cell office:value-type="string" calcext:value-type="string">
            <text:p>segregated-&gt;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library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itage: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-&gt;off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oking-&gt;no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food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shop-&gt;bakery</text:p>
          </table:table-cell>
          <table:table-cell office:value-type="string" calcext:value-type="string">
            <text:p>building-&gt;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op-&gt;toys</text:p>
          </table:table-cell>
          <table:table-cell office:value-type="string" calcext:value-type="string">
            <text:p>amenity-&gt;b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op-&gt;cloth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sho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thes-&gt;underw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jewel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itage: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townhall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pub</text:p>
          </table:table-cell>
          <table:table-cell office:value-type="string" calcext:value-type="string">
            <text:p>area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bsite-&gt;<text:a xlink:href="http://www.cafe-export.be/" xlink:type="simple">http://www.cafe-export.be/</text:a></text:p>
          </table:table-cell>
          <table:table-cell office:value-type="string" calcext:value-type="string">
            <text:p>bicycle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foot-&gt;design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restaurant</text:p>
          </table:table-cell>
          <table:table-cell office:value-type="string" calcext:value-type="string">
            <text:p>highway-&gt;pa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fast_food</text:p>
          </table:table-cell>
          <table:table-cell office:value-type="string" calcext:value-type="string">
            <text:p>segregated-&gt;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library 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isure-&gt;sports_centre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:part-&gt;yes</text:p>
          </table:table-cell>
          <table:table-cell office:value-type="string" calcext:value-type="string">
            <text:p>amenity-&gt;park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leisure-&gt;pit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ort-&gt;basketbal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menity-&gt;bicycle_parking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bank</text:p>
          </table:table-cell>
          <table:table-cell office:value-type="string" calcext:value-type="string">
            <text:p>area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highway-&gt;pedestria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op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cafe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restaura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sho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cloth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r:* 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itage:*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access:do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uilding-&gt;yes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hospi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ergency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:part-&gt;ye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dog_waste="no"</text:p>
          </table:table-cell>
          <table:table-cell office:value-type="string" calcext:value-type="string">
            <text:p>littering="no"</text:p>
          </table:table-cell>
          <table:table-cell office:value-type="string" calcext:value-type="string">
            <text:p>access:motorvehicles="no"</text:p>
          </table:table-cell>
          <table:table-cell office:value-type="string" calcext:value-type="string">
            <text:p>noise="no"</text:p>
          </table:table-cell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swimming_pool</text:p>
          </table:table-cell>
          <table:table-cell office:value-type="string" calcext:value-type="string">
            <text:p>building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recreation_ground</text:p>
          </table:table-cell>
          <table:table-cell office:value-type="string" calcext:value-type="string">
            <text:p>sport-&gt;swimm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grass</text:p>
          </table:table-cell>
          <table:table-cell office:value-type="string" calcext:value-type="string">
            <text:p>sport-&gt;tenn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forest</text:p>
          </table:table-cell>
          <table:table-cell office:value-type="string" calcext:value-type="string">
            <text:p>leisure-&gt;pit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reservoi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isure-&gt;golf_course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dog_waste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use-&gt;cemetery</text:p>
          </table:table-cell>
          <table:table-cell/>
          <table:table-cell office:value-type="string" calcext:value-type="string">
            <text:p>landuse-&gt;residential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amenity-&gt;park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sure-&gt;sports_centre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:part-&gt;yes</text:p>
          </table:table-cell>
          <table:table-cell office:value-type="string" calcext:value-type="string">
            <text:p>building-&gt;roo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colle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r:* <text:s/>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cafe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cuisine-&gt;coffee_shop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building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addr:* 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landuse-&gt;residential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amenity-&gt;restaurant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shop-&gt;clothes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shop-&gt;florist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cuisine-&gt;tha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amenity-&gt;pub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food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uilding-&gt;yes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amenity-&gt;park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university</text:p>
          </table:table-cell>
          <table:table-cell office:value-type="string" calcext:value-type="string">
            <text:p>parking-&gt;surfa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menity-&gt;bicycle_park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wimm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-&gt;pond</text:p>
          </table:table-cell>
          <table:table-cell office:value-type="string" calcext:value-type="string">
            <text:p>building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ural-&gt;water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af_type-&gt;broadleaved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univers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Data 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university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2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landuse-&gt;gra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area-&gt;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r:* <text:s/></text:p>
          </table:table-cell>
          <table:table-cell office:value-type="string" calcext:value-type="string">
            <text:p>bicycle-&gt;y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oot-&gt;y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ighway-&gt;pedestri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rface-&gt;paved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Data 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access:do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fast_foo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clothe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nity-&gt;university</text:p>
          </table:table-cell>
          <table:table-cell office:value-type="string" calcext:value-type="string">
            <text:p>amenity-&gt;bicycle_park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-&gt;yes</text:p>
          </table:table-cell>
          <table:table-cell office:value-type="string" calcext:value-type="string">
            <text:p>landuse-&gt;forest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access:do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anduse-&gt;ret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fast_foo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hairdress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 wtf</text:p>
          </table:table-cell>
          <table:table-cell office:value-type="string" calcext:value-type="string">
            <text:p>amenity-&gt;park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duse-&gt;commercial</text:p>
          </table:table-cell>
          <table:table-cell office:value-type="string" calcext:value-type="string">
            <text:p>natural-&gt;wa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enity-&gt;cinema</text:p>
          </table:table-cell>
          <table:table-cell office:value-type="string" calcext:value-type="string">
            <text:p>landuse-&gt;gra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r:* 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 wt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cine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r:* <text:s/>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 wird nix angezeigt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par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access:dog="no"</text:p>
          </table:table-cell>
          <table:table-cell office:value-type="string" calcext:value-type="string">
            <text:p>smoking="no"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a 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smoking="no"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itage: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ing-&gt;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r:* 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enity-&gt;restaura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cloth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butch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p-&gt;floris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Data 3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R</text:p>
          </table:table-cell>
          <table:table-cell office:value-type="string" calcext:value-type="string">
            <text:p>access:dog="no"</text:p>
          </table:table-cell>
          <table:table-cell office:value-type="string" calcext:value-type="string">
            <text:p>smoking="no"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an</text:p>
          </table:table-cell>
          <table:table-cell table:style-name="ce3" office:value-type="string" calcext:value-type="string">
            <text:p>weg</text:p>
          </table:table-cell>
          <table:table-cell table:style-name="ce3" office:value-type="string" calcext:value-type="string">
            <text:p>50/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use-&gt;reta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isure-&gt;playgrou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.00.0000</text:date>, <text:time style:data-style-name="N2" text:time-value="11:39:50.1995572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0:48:50.922844194</meta:creation-date>
    <dc:date>2014-10-31T11:59:31.624537603</dc:date>
    <meta:editing-duration>PT1H10M57S</meta:editing-duration>
    <meta:editing-cycles>17</meta:editing-cycles>
    <meta:generator>LibreOffice/4.2.6.3$Linux_x86 LibreOffice_project/420m0$Build-3</meta:generator>
    <meta:document-statistic meta:table-count="1" meta:cell-count="384" meta:object-count="0"/>
  </office:meta>
</office:document-meta>
</file>